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table:number-columns-repeated="2"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8">
            <text:p>8</text:p>
          </table:table-cell>
          <table:table-cell office:value-type="float" office:value="6328">
            <text:p>63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266">
            <text:p>266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5">
            <text:p>25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1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1:39:50.01</dc:date>
    <dc:creator>Bob Harper</dc:creator>
    <meta:editing-duration>P2DT15H8M36S</meta:editing-duration>
    <meta:editing-cycles>293</meta:editing-cycles>
    <meta:generator>OpenOffice/4.1.1$Win32 OpenOffice.org_project/411m6$Build-9775</meta:generator>
    <meta:document-statistic meta:table-count="18" meta:cell-count="14571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